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Ótimo, entendi! Vamos ajustar o código Rust para que **cada Raspberry Pi 4 controle seu próprio fan** de forma independente, seguindo as especificações que você mencionou. Cada RPi4 vai ler sua própria temperatura, controlar seu fan e registrar eventos no syslog.</text:p>
      <text:p text:style-name="Standard"/>
      <text:p text:style-name="Standard">---</text:p>
      <text:p text:style-name="Standard"/>
      <text:p text:style-name="Standard">### 1. **Código Rust Atualizado:**</text:p>
      <text:p text:style-name="Standard"/>
      <text:p text:style-name="Standard"><text:s text:c="3"/>Aqui está o código Rust que atende às suas necessidades:</text:p>
      <text:p text:style-name="Standard"/>
      <text:p text:style-name="Standard"><text:s text:c="3"/>```rust</text:p>
      <text:p text:style-name="Standard"><text:s text:c="3"/>use rppal::gpio::Gpio;</text:p>
      <text:p text:style-name="Standard"><text:s text:c="3"/>use std::fs;</text:p>
      <text:p text:style-name="Standard"><text:s text:c="3"/>use std::thread;</text:p>
      <text:p text:style-name="Standard"><text:s text:c="3"/>use std::time::Duration;</text:p>
      <text:p text:style-name="Standard"><text:s text:c="3"/>use syslog::{Facility, Formatter3164};</text:p>
      <text:p text:style-name="Standard"/>
      <text:p text:style-name="Standard"><text:s text:c="3"/>// Constantes de configuração</text:p>
      <text:p text:style-name="Standard"><text:s text:c="3"/>const GPIO_FAN_PIN: u8 = 17; // Pino GPIO para controlar o fan</text:p>
      <text:p text:style-name="Standard"><text:s text:c="3"/>const TEMP_MIN: f32 = 40.0; <text:s/>// Temperatura mínima para desligar o fan</text:p>
      <text:p text:style-name="Standard"><text:s text:c="3"/>const TEMP_MAX: f32 = 50.0; <text:s/>// Temperatura máxima para ligar o fan</text:p>
      <text:p text:style-name="Standard"><text:s text:c="3"/>const POLL_INTERVAL: u64 = 10; // Intervalo de verificação da temperatura em segundos</text:p>
      <text:p text:style-name="Standard"/>
      <text:p text:style-name="Standard"><text:s text:c="3"/>fn get_cpu_temperature() -&gt; f32 {</text:p>
      <text:p text:style-name="Standard"><text:s text:c="7"/>// Lê a temperatura da CPU do arquivo do sistema</text:p>
      <text:p text:style-name="Standard"><text:s text:c="7"/>let temp_str = fs::read_to_string("/sys/class/thermal/thermal_zone0/temp")</text:p>
      <text:p text:style-name="Standard"><text:s text:c="11"/>.expect("Falha ao ler a temperatura da CPU");</text:p>
      <text:p text:style-name="Standard"><text:s text:c="7"/>let temp_millicelsius: f32 = temp_str.trim().parse().expect("Temperatura inválida");</text:p>
      <text:p text:style-name="Standard"><text:s text:c="7"/>temp_millicelsius / 1000.0</text:p>
      <text:p text:style-name="Standard"><text:s text:c="3"/>}</text:p>
      <text:p text:style-name="Standard"/>
      <text:p text:style-name="Standard"><text:s text:c="3"/>fn log_to_syslog(message: &amp;str) {</text:p>
      <text:p text:style-name="Standard"><text:s text:c="7"/>// Configura o logger para syslog</text:p>
      <text:p text:style-name="Standard"><text:s text:c="7"/>let formatter = Formatter3164 {</text:p>
      <text:p text:style-name="Standard"><text:s text:c="11"/>facility: Facility::LOG_USER,</text:p>
      <text:p text:style-name="Standard"><text:s text:c="11"/>hostname: None,</text:p>
      <text:p text:style-name="Standard"><text:s text:c="11"/>process: "rackbox-fancontroller".into(),</text:p>
      <text:p text:style-name="Standard"><text:s text:c="11"/>pid: 0,</text:p>
      <text:p text:style-name="Standard"><text:s text:c="7"/>};</text:p>
      <text:p text:style-name="Standard"/>
      <text:p text:style-name="Standard"><text:s text:c="7"/>match syslog::unix(formatter) {</text:p>
      <text:p text:style-name="Standard"><text:s text:c="11"/>Ok(mut logger) =&gt; {</text:p>
      <text:p text:style-name="Standard"><text:s text:c="15"/>logger.err(message).expect("Falha ao escrever no syslog");</text:p>
      <text:p text:style-name="Standard"><text:s text:c="11"/>}</text:p>
      <text:p text:style-name="Standard"><text:s text:c="11"/>Err(e) =&gt; eprintln!("Falha ao configurar o syslog: {}", e),</text:p>
      <text:p text:style-name="Standard"><text:s text:c="7"/>}</text:p>
      <text:p text:style-name="Standard"><text:s text:c="3"/>}</text:p>
      <text:p text:style-name="Standard"/>
      <text:p text:style-name="Standard"><text:s text:c="3"/>fn main() {</text:p>
      <text:p text:style-name="Standard"><text:s text:c="7"/>let gpio = Gpio::new().expect("Falha ao inicializar o GPIO");</text:p>
      <text:p text:style-name="Standard"><text:s text:c="7"/>let mut fan_pin = gpio.get(GPIO_FAN_PIN).unwrap().into_output();</text:p>
      <text:p text:style-name="Standard"/>
      <text:p text:style-name="Standard"><text:soft-page-break/><text:s text:c="7"/>log_to_syslog("Serviço de controle do fan iniciado.");</text:p>
      <text:p text:style-name="Standard"/>
      <text:p text:style-name="Standard"><text:s text:c="7"/>loop {</text:p>
      <text:p text:style-name="Standard"><text:s text:c="11"/>let temp = get_cpu_temperature();</text:p>
      <text:p text:style-name="Standard"><text:s text:c="11"/>println!("Temperatura da CPU: {:.1}°C", temp);</text:p>
      <text:p text:style-name="Standard"/>
      <text:p text:style-name="Standard"><text:s text:c="11"/>if temp &gt;= TEMP_MAX &amp;&amp; !fan_pin.is_set_high() {</text:p>
      <text:p text:style-name="Standard"><text:s text:c="15"/>fan_pin.set_high(); // Liga o fan</text:p>
      <text:p text:style-name="Standard"><text:s text:c="15"/>log_to_syslog(&amp;format!("Fan ligado. Temperatura: {:.1}°C", temp));</text:p>
      <text:p text:style-name="Standard"><text:s text:c="11"/>} else if temp &lt;= TEMP_MIN &amp;&amp; fan_pin.is_set_high() {</text:p>
      <text:p text:style-name="Standard"><text:s text:c="15"/>fan_pin.set_low(); // Desliga o fan</text:p>
      <text:p text:style-name="Standard"><text:s text:c="15"/>log_to_syslog(&amp;format!("Fan desligado. Temperatura: {:.1}°C", temp));</text:p>
      <text:p text:style-name="Standard"><text:s text:c="11"/>}</text:p>
      <text:p text:style-name="Standard"/>
      <text:p text:style-name="Standard"><text:s text:c="11"/>thread::sleep(Duration::from_secs(POLL_INTERVAL));</text:p>
      <text:p text:style-name="Standard"><text:s text:c="7"/>}</text:p>
      <text:p text:style-name="Standard"><text:s text:c="3"/>}</text:p>
      <text:p text:style-name="Standard"><text:s text:c="3"/>```</text:p>
      <text:p text:style-name="Standard"/>
      <text:p text:style-name="Standard">---</text:p>
      <text:p text:style-name="Standard"/>
      <text:p text:style-name="Standard">### 2. **Explicação do Código:**</text:p>
      <text:p text:style-name="Standard"/>
      <text:p text:style-name="Standard"><text:s text:c="3"/>- **Constantes:**</text:p>
      <text:p text:style-name="Standard"><text:s text:c="5"/>- `GPIO_FAN_PIN`: Pino GPIO que controla o fan.</text:p>
      <text:p text:style-name="Standard"><text:s text:c="5"/>- `TEMP_MIN` e `TEMP_MAX`: Temperaturas mínima e máxima para controle do fan.</text:p>
      <text:p text:style-name="Standard"><text:s text:c="5"/>- `POLL_INTERVAL`: Intervalo de verificação da temperatura.</text:p>
      <text:p text:style-name="Standard"/>
      <text:p text:style-name="Standard"><text:s text:c="3"/>- **Funções:**</text:p>
      <text:p text:style-name="Standard"><text:s text:c="5"/>- `get_cpu_temperature`: Lê a temperatura da CPU.</text:p>
      <text:p text:style-name="Standard"><text:s text:c="5"/>- `log_to_syslog`: Registra mensagens no syslog.</text:p>
      <text:p text:style-name="Standard"><text:s text:c="5"/>- `main`: Loop principal que controla o fan com base na temperatura.</text:p>
      <text:p text:style-name="Standard"/>
      <text:p text:style-name="Standard"><text:s text:c="3"/>- **Controle do Fan:**</text:p>
      <text:p text:style-name="Standard"><text:s text:c="5"/>- Liga o fan se a temperatura atingir `TEMP_MAX`.</text:p>
      <text:p text:style-name="Standard"><text:s text:c="5"/>- Desliga o fan se a temperatura cair para `TEMP_MIN`.</text:p>
      <text:p text:style-name="Standard"/>
      <text:p text:style-name="Standard"><text:s text:c="3"/>- **Syslog:**</text:p>
      <text:p text:style-name="Standard"><text:s text:c="5"/>- Todas as ações de ligar/desligar o fan são registradas no syslog.</text:p>
      <text:p text:style-name="Standard"><text:s text:c="5"/>- Erros também são registrados no syslog.</text:p>
      <text:p text:style-name="Standard"/>
      <text:p text:style-name="Standard">---</text:p>
      <text:p text:style-name="Standard"/>
      <text:p text:style-name="Standard">### 3. **Dependências:**</text:p>
      <text:p text:style-name="Standard"/>
      <text:p text:style-name="Standard"><text:s text:c="3"/>Adicione a crate **syslog** ao `Cargo.toml`:</text:p>
      <text:p text:style-name="Standard"><text:s text:c="3"/>```toml</text:p>
      <text:p text:style-name="Standard"><text:s text:c="3"/>[dependencies]</text:p>
      <text:p text:style-name="Standard"><text:s text:c="3"/>rppal = "0.14"</text:p>
      <text:p text:style-name="Standard"><text:s text:c="3"/>syslog = "5.0.0"</text:p>
      <text:p text:style-name="Standard"><text:s text:c="3"/>```</text:p>
      <text:p text:style-name="Standard"/>
      <text:p text:style-name="Standard"><text:soft-page-break/>---</text:p>
      <text:p text:style-name="Standard"/>
      <text:p text:style-name="Standard">### 4. **Compilação e Execução:**</text:p>
      <text:p text:style-name="Standard"/>
      <text:p text:style-name="Standard"><text:s text:c="3"/>Para compilar e executar o código:</text:p>
      <text:p text:style-name="Standard"><text:s text:c="3"/>```bash</text:p>
      <text:p text:style-name="Standard"><text:s text:c="3"/>cargo build --release</text:p>
      <text:p text:style-name="Standard"><text:s text:c="3"/>sudo ./target/release/rackbox-fancontroller</text:p>
      <text:p text:style-name="Standard"><text:s text:c="3"/>```</text:p>
      <text:p text:style-name="Standard"/>
      <text:p text:style-name="Standard"><text:s text:c="3"/>**Observação:** O uso de `sudo` é necessário porque o acesso aos GPIOs e ao syslog requer permissões de superusuário.</text:p>
      <text:p text:style-name="Standard"/>
      <text:p text:style-name="Standard">---</text:p>
      <text:p text:style-name="Standard"/>
      <text:p text:style-name="Standard">### 5. **Exemplo de Log no Syslog:**</text:p>
      <text:p text:style-name="Standard"/>
      <text:p text:style-name="Standard"><text:s text:c="3"/>Quando o código é executado, as mensagens serão registradas no syslog. Você pode visualizá-las com o comando:</text:p>
      <text:p text:style-name="Standard"><text:s text:c="3"/>```bash</text:p>
      <text:p text:style-name="Standard"><text:s text:c="3"/>sudo tail -f /var/log/syslog</text:p>
      <text:p text:style-name="Standard"><text:s text:c="3"/>```</text:p>
      <text:p text:style-name="Standard"/>
      <text:p text:style-name="Standard"><text:s text:c="3"/>Exemplo de saída:</text:p>
      <text:p text:style-name="Standard"><text:s text:c="3"/>```</text:p>
      <text:p text:style-name="Standard"><text:s text:c="3"/>Oct 10 12:34:56 raspberrypi rackbox-fancontroller: Serviço de controle do fan iniciado.</text:p>
      <text:p text:style-name="Standard"><text:s text:c="3"/>Oct 10 12:35:10 raspberrypi rackbox-fancontroller: Fan ligado. Temperatura: 50.5°C</text:p>
      <text:p text:style-name="Standard"><text:s text:c="3"/>Oct 10 12:35:50 raspberrypi rackbox-fancontroller: Fan desligado. Temperatura: 39.8°C</text:p>
      <text:p text:style-name="Standard"><text:s text:c="3"/>```</text:p>
      <text:p text:style-name="Standard"/>
      <text:p text:style-name="Standard">---</text:p>
      <text:p text:style-name="Standard"/>
      <text:p text:style-name="Standard">### 6. **Considerações Finais:**</text:p>
      <text:p text:style-name="Standard"/>
      <text:p text:style-name="Standard"><text:s text:c="3"/>- **Testes:** Certifique-se de testar o código em cada Raspberry Pi 4 para garantir que o controle do fan funcione corretamente.</text:p>
      <text:p text:style-name="Standard"><text:s text:c="3"/>- **Escalabilidade:** Como cada RPi4 controla seu próprio fan, o sistema é altamente escalável e modular.</text:p>
      <text:p text:style-name="Standard"><text:s text:c="3"/>- **Documentação:** Mantenha um registro das constantes e configurações para facilitar a manutenção futura.</text:p>
      <text:p text:style-name="Standard"/>
      <text:p text:style-name="Standard">Se precisar de mais ajustes ou tiver dúvidas, é só perguntar! 😊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21:19:52.849471151</meta:creation-date>
    <dc:date>2025-03-06T21:20:11.256134832</dc:date>
    <meta:editing-duration>PT19S</meta:editing-duration>
    <meta:editing-cycles>1</meta:editing-cycles>
    <meta:document-statistic meta:table-count="0" meta:image-count="0" meta:object-count="0" meta:page-count="3" meta:paragraph-count="105" meta:word-count="577" meta:character-count="4561" meta:non-whitespace-character-count="3567"/>
    <meta:generator>LibreOffice/24.2.7.2$Linux_X86_64 LibreOffice_project/420$Build-2</meta:generator>
  </office:meta>
</office:document-meta>
</file>